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stroke="none" draw:fill="none" draw:fill-color="#ffffff" draw:textarea-vertical-align="top" draw:auto-grow-height="true" fo:min-height="11.43cm" fo:padding-top="0.254cm" fo:padding-bottom="0.127cm" fo:padding-left="0.254cm" fo:padding-right="0.254cm" fo:wrap-option="wrap"/>
    </style:style>
    <style:style style:name="pr3" style:family="presentation" style:parent-style-name="Standard-backgroundobjects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4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5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6" style:family="presentation" style:parent-style-name="Standard_20_1-notes">
      <style:graphic-properties draw:stroke="none" draw:fill="none" draw:fill-color="#ffffff" draw:textarea-vertical-align="top" draw:auto-grow-height="true" fo:min-height="11.43cm" fo:padding-top="0.254cm" fo:padding-bottom="0.127cm" fo:padding-left="0.254cm" fo:padding-right="0.254cm" fo:wrap-option="wrap"/>
    </style:style>
    <style:style style:name="pr7" style:family="presentation" style:parent-style-name="Standard_20_1-backgroundobjects" style:list-style-name="L2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8" style:family="presentation" style:parent-style-name="Standard_20_1-backgroundobjects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9" style:family="presentation" style:parent-style-name="Standard_20_1-backgroundobjects" style:list-style-name="L2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10" style:family="presentation" style:parent-style-name="Standard_20_1-backgroundobjects" style:list-style-name="L2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11" style:family="presentation" style:parent-style-name="Standard_20_1-backgroundobjects" style:list-style-name="L2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T1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1" draw:layer="layout" svg:width="21.589cm" svg:height="4.082cm" svg:x="1.905cm" svg:y="5.918cm" presentation:class="title" presentation:user-transformed="true">
          <draw:text-box>
            <text:p>Introduction</text:p>
          </draw:text-box>
        </draw:frame>
        <draw:custom-shape draw:name="Undertitel 2" draw:style-name="gr1" draw:text-style-name="P1" draw:layer="layout" svg:width="17.779cm" svg:height="4.867cm" svg:x="3.81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Pladsholder til diasbillede 1" draw:style-name="gr2" draw:layer="layout" svg:width="0cm" svg:height="0cm" svg:x="0cm" svg:y="0cm" draw:page-number="1" presentation:class="page"/>
          <draw:frame draw:name="Pladsholder til noter 2" presentation:style-name="pr2" draw:text-style-name="P1" draw:layer="layout" svg:width="0.001cm" svg:height="11.811cm" svg:x="0cm" svg:y="0cm" presentation:class="notes">
            <draw:text-box>
              <text:p/>
            </draw:text-box>
          </draw:frame>
          <draw:frame draw:name="Pladsholder til diasnummer 3" presentation:style-name="pr3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2" draw:style-name="dp1" draw:master-page-name="Standard_20_1" presentation:presentation-page-layout-name="AL2T11">
        <draw:frame draw:name="Titel 1" presentation:style-name="pr4" draw:text-style-name="P1" draw:layer="layout" svg:width="22.859cm" svg:height="3.174cm" svg:x="1.27cm" svg:y="0.763cm" presentation:class="title" presentation:user-transformed="true">
          <draw:text-box>
            <text:p>Problem statement</text:p>
          </draw:text-box>
        </draw:frame>
        <draw:frame draw:name="Pladsholder til indhold 2" presentation:style-name="pr5" draw:text-style-name="P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How can we develop a programming language and compiler, optimized to control agents of a multi agent wargame?</text:p>
              </text:list-item>
            </text:list>
          </draw:text-box>
        </draw:frame>
        <presentation:notes draw:style-name="dp2">
          <draw:page-thumbnail draw:name="Pladsholder til diasbillede 1" draw:style-name="gr2" draw:layer="layout" svg:width="0cm" svg:height="0cm" svg:x="0cm" svg:y="0cm" draw:page-number="2" presentation:class="page"/>
          <draw:frame draw:name="Pladsholder til noter 2" presentation:style-name="pr6" draw:text-style-name="P1" draw:layer="layout" svg:width="0.001cm" svg:height="11.811cm" svg:x="0cm" svg:y="0cm" presentation:class="notes">
            <draw:text-box>
              <text:p/>
            </draw:text-box>
          </draw:frame>
          <draw:frame draw:name="Pladsholder til diasnummer 3" presentation:style-name="pr7" draw:text-style-name="P5" draw:layer="layout" svg:width="0.001cm" svg:height="0.001cm" svg:x="0cm" svg:y="0cm" presentation:class="page-number">
            <draw:text-box>
              <text:p text:style-name="P4"><text:span text:style-name="T1"><text:page-number>&lt;nummer&gt;</text:page-number></text:span></text:p>
            </draw:text-box>
          </draw:frame>
        </presentation:notes>
      </draw:page>
      <draw:page draw:name="page3" draw:style-name="dp1" draw:master-page-name="Standard_20_1" presentation:presentation-page-layout-name="AL2T11">
        <draw:frame draw:name="Titel 1" presentation:style-name="pr4" draw:text-style-name="P1" draw:layer="layout" svg:width="22.859cm" svg:height="3.174cm" svg:x="1.27cm" svg:y="0.763cm" presentation:class="title" presentation:user-transformed="true">
          <draw:text-box>
            <text:p>Multi Agent System</text:p>
          </draw:text-box>
        </draw:frame>
        <draw:frame draw:name="Pladsholder til indhold 2" presentation:style-name="pr5" draw:text-style-name="P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What is a Multi agent system?</text:p>
                <text:list>
                  <text:list-item>
                    <text:p>Environment</text:p>
                  </text:list-item>
                  <text:list-item>
                    <text:p>Agents</text:p>
                  </text:list-item>
                </text:list>
              </text:list-item>
              <text:list-item>
                <text:p>What is the purpose of MAS?</text:p>
                <text:list>
                  <text:list-item>
                    <text:p>Simulate scenari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name="Pladsholder til diasbillede 1" draw:style-name="gr2" draw:layer="layout" svg:width="0cm" svg:height="0cm" svg:x="0cm" svg:y="0cm" draw:page-number="3" presentation:class="page"/>
          <draw:frame draw:name="Pladsholder til noter 2" presentation:style-name="pr6" draw:text-style-name="P1" draw:layer="layout" svg:width="0.001cm" svg:height="11.81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4" draw:style-name="dp1" draw:master-page-name="Standard_20_1" presentation:presentation-page-layout-name="AL2T11">
        <draw:frame draw:name="Titel 1" presentation:style-name="pr4" draw:text-style-name="P1" draw:layer="layout" svg:width="22.859cm" svg:height="3.174cm" svg:x="1.27cm" svg:y="0.763cm" presentation:class="title" presentation:user-transformed="true">
          <draw:text-box>
            <text:p>Agent Oriented Languages</text:p>
          </draw:text-box>
        </draw:frame>
        <draw:frame draw:name="Pladsholder til indhold 2" presentation:style-name="pr5" draw:text-style-name="P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What is AOL?</text:p>
                <text:list>
                  <text:list-item>
                    <text:p>Multi agent system</text:p>
                  </text:list-item>
                  <text:list-item>
                    <text:p>Multi agent system enviroment</text:p>
                  </text:list-item>
                </text:list>
              </text:list-item>
              <text:list-item>
                <text:p>Purpose of AOL</text:p>
                <text:list>
                  <text:list-item>
                    <text:p>Enviroment</text:p>
                  </text:list-item>
                  <text:list-item>
                    <text:p>Functions</text:p>
                  </text:list-item>
                  <text:list-item>
                    <text:p>Limited</text:p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2" draw:layer="layout" svg:width="0cm" svg:height="0cm" svg:x="0cm" svg:y="0cm" draw:page-number="4" presentation:class="page"/>
          <draw:frame draw:name="Pladsholder til noter 2" presentation:style-name="pr6" draw:text-style-name="P1" draw:layer="layout" svg:width="0.001cm" svg:height="11.811cm" svg:x="0cm" svg:y="0cm" presentation:class="notes">
            <draw:text-box>
              <text:p/>
            </draw:text-box>
          </draw:frame>
          <draw:frame draw:name="Pladsholder til diasnummer 3" presentation:style-name="pr9" draw:text-style-name="P5" draw:layer="layout" svg:width="0.001cm" svg:height="0.001cm" svg:x="0cm" svg:y="0cm" presentation:class="page-number">
            <draw:text-box>
              <text:p text:style-name="P4"><text:span text:style-name="T1"><text:page-number>&lt;nummer&gt;</text:page-number>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draw:frame draw:name="Titel 1" presentation:style-name="pr4" draw:text-style-name="P1" draw:layer="layout" svg:width="22.859cm" svg:height="3.174cm" svg:x="1.27cm" svg:y="0.763cm" presentation:class="title" presentation:user-transformed="true">
          <draw:text-box>
            <text:p>Wargame scenario</text:p>
          </draw:text-box>
        </draw:frame>
        <draw:frame draw:name="Pladsholder til indhold 2" presentation:style-name="pr5" draw:text-style-name="P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Before launching the wargame</text:p>
                <text:list>
                  <text:list-item>
                    <text:p>Express agents</text:p>
                  </text:list-item>
                  <text:list-item>
                    <text:p>Predefine agent behaviors<text:line-break/></text:p>
                  </text:list-item>
                </text:list>
              </text:list-item>
              <text:list-item>
                <text:p>During the wargame</text:p>
                <text:list>
                  <text:list-item>
                    <text:p>Use predefined agent behaviors</text:p>
                  </text:list-item>
                  <text:list-item>
                    <text:p>Take control over agents</text:p>
                  </text:list-item>
                  <text:list-item>
                    <text:p>Define close encounters</text:p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2" draw:layer="layout" svg:width="0cm" svg:height="0cm" svg:x="0cm" svg:y="0cm" draw:page-number="5" presentation:class="page"/>
          <draw:frame draw:name="Pladsholder til noter 2" presentation:style-name="pr6" draw:text-style-name="P1" draw:layer="layout" svg:width="0.001cm" svg:height="11.811cm" svg:x="0cm" svg:y="0cm" presentation:class="notes">
            <draw:text-box>
              <text:p/>
            </draw:text-box>
          </draw:frame>
          <draw:frame draw:name="Pladsholder til diasnummer 3" presentation:style-name="pr10" draw:text-style-name="P5" draw:layer="layout" svg:width="0.001cm" svg:height="0.001cm" svg:x="0cm" svg:y="0cm" presentation:class="page-number">
            <draw:text-box>
              <text:p text:style-name="P4"><text:span text:style-name="T1"><text:page-number>&lt;nummer&gt;</text:page-number>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draw:frame draw:name="Titel 1" presentation:style-name="pr4" draw:text-style-name="P1" draw:layer="layout" svg:width="22.859cm" svg:height="3.174cm" svg:x="1.27cm" svg:y="0.763cm" presentation:class="title" presentation:user-transformed="true">
          <draw:text-box>
            <text:p>Wargame scenario</text:p>
          </draw:text-box>
        </draw:frame>
        <draw:frame draw:name="Pladsholder til indhold 2" presentation:style-name="pr5" draw:text-style-name="P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Rules</text:p>
                <text:list>
                  <text:list-item>
                    <text:p>The game is turn-based</text:p>
                  </text:list-item>
                  <text:list-item>
                    <text:p>The game is played on a grid</text:p>
                  </text:list-item>
                  <text:list-item>
                    <text:p>Each agent can move three grid-points in each turn</text:p>
                  </text:list-item>
                  <text:list-item>
                    <text:p>A higher ranked agent has a higher chance of winning</text:p>
                  </text:list-item>
                  <text:list-item>
                    <text:p>Agents fight when they are standing on the same grid-point</text:p>
                  </text:list-item>
                  <text:list-item>
                    <text:p>There is only one winner - Deathmatch</text:p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2" draw:layer="layout" svg:width="0cm" svg:height="0cm" svg:x="0cm" svg:y="0cm" draw:page-number="6" presentation:class="page"/>
          <draw:frame draw:name="Pladsholder til noter 2" presentation:style-name="pr6" draw:text-style-name="P1" draw:layer="layout" svg:width="0.001cm" svg:height="11.811cm" svg:x="0cm" svg:y="0cm" presentation:class="notes">
            <draw:text-box>
              <text:p/>
            </draw:text-box>
          </draw:frame>
          <draw:frame draw:name="Pladsholder til diasnummer 3" presentation:style-name="pr11" draw:text-style-name="P5" draw:layer="layout" svg:width="0.001cm" svg:height="0.001cm" svg:x="0cm" svg:y="0cm" presentation:class="page-number">
            <draw:text-box>
              <text:p text:style-name="P4"><text:span text:style-name="T1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k for at redigere titeltekstens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1-06-13">13-06-11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k for at redigere titeltekstens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Klik for at redigere dispositionstekstens format</text:span></text:p>
              <text:list>
                <text:list-item>
                  <text:p text:style-name="MP9"><text:span text:style-name="MT3">Andet dispositionsniveau</text:span></text:p>
                  <text:list>
                    <text:list-item>
                      <text:p text:style-name="MP9"><text:span text:style-name="MT3">Tredje dispositionsniveau</text:span></text:p>
                      <text:list>
                        <text:list-item>
                          <text:p text:style-name="MP9"><text:span text:style-name="MT3">Fjerde dispositionsniveau</text:span></text:p>
                          <text:list>
                            <text:list-item>
                              <text:p text:style-name="MP9"><text:span text:style-name="MT3">Femte dispositionsniveau</text:span></text:p>
                              <text:list>
                                <text:list-item>
                                  <text:p text:style-name="MP9"><text:span text:style-name="MT3">Sjette dispositionsniveau</text:span></text:p>
                                  <text:list>
                                    <text:list-item>
                                      <text:p text:style-name="MP9"><text:span text:style-name="MT3">Syvende dispositionsniveau</text:span></text:p>
                                      <text:list>
                                        <text:list-item>
                                          <text:p text:style-name="MP9"><text:span text:style-name="MT3">Ottende dispositionsnivea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ende dispositionsniveau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1-06-13">13-06-1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6-13T09:03:31.72</dc:date>
    <meta:document-statistic meta:object-count="62"/>
    <meta:generator>OpenOffice.org/3.2$Win32 OpenOffice.org_project/320m18$Build-9502</meta:generator>
  </office:meta>
</office:document-meta>
</file>